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Pictures/100000000000000800000008B2AA4E6A4F6D2D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bitmap" draw:fill-image-name="_35__20_Percent" draw:textarea-horizontal-align="justify" draw:textarea-vertical-align="middle" draw:auto-grow-height="false" fo:min-height="1.55cm" fo:min-width="8.5cm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subtitle">
      <style:graphic-properties draw:fill-color="#ffffff" fo:min-height="11.926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outline1">
      <style:graphic-properties fo:min-height="8.884cm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text-properties style:font-name="Courier 10 Pitch" fo:font-size="32pt" style:font-size-asian="32pt" style:font-size-complex="32pt"/>
    </style:style>
    <style:style style:name="P4" style:family="paragraph">
      <loext:graphic-properties draw:fill-color="#ffffff"/>
      <style:text-properties style:font-name="Courier 10 Pitch" fo:font-size="32pt" style:font-size-asian="32pt" style:font-size-complex="32pt"/>
    </style:style>
    <style:style style:name="P5" style:family="paragraph">
      <style:text-properties style:font-name="Courier 10 Pitch1" style:font-name-asian="Courier 10 Pitch1"/>
    </style:style>
    <style:style style:name="P6" style:family="paragraph">
      <loext:graphic-properties draw:fill-color="#ffffff"/>
      <style:text-properties style:font-name="Courier 10 Pitch1" style:font-name-asian="Courier 10 Pitch1"/>
    </style:style>
    <style:style style:name="P7" style:family="paragraph">
      <style:paragraph-properties fo:margin-top="0.4cm" fo:margin-bottom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bitmap" draw:fill-image-name="_35__20_Percent"/>
      <style:paragraph-properties fo:text-align="center"/>
      <style:text-properties fo:font-size="26pt" style:font-size-asian="26pt" style:font-size-complex="26pt"/>
    </style:style>
    <style:style style:name="T1" style:family="text">
      <style:text-properties style:font-size-asian="32pt"/>
    </style:style>
    <style:style style:name="T2" style:family="text">
      <style:text-properties style:font-name="Courier 10 Pitch" fo:font-size="32pt" style:font-size-asian="32pt" style:font-size-complex="32pt"/>
    </style:style>
    <style:style style:name="T3" style:family="text">
      <style:text-properties fo:color="#94070a"/>
    </style:style>
    <style:style style:name="T4" style:family="text">
      <style:text-properties fo:color="#111111"/>
    </style:style>
    <style:style style:name="T5" style:family="text">
      <style:text-properties fo:color="#985006" style:font-name="Courier 10 Pitch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ourier 10 Pitch1" style:font-name-asian="Courier 10 Pitch1"/>
    </style:style>
    <style:style style:name="T8" style:family="text">
      <style:text-properties fo:color="#d4711a"/>
    </style:style>
    <style:style style:name="T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5</text:span><text:span text:style-name="T1">讲 用户与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 text:style-name="P3"><text:span text:style-name="T2">Linux</text:span><text:span text:style-name="T2">是一个多用户的操作系统，允许多人同时登录。这意味着需要严格的权限划分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32">
        <office:forms form:automatic-focus="false" form:apply-design-mode="false"/>
        <draw:frame presentation:style-name="pr4" draw:text-style-name="P2" draw:layer="layout" svg:width="25.199cm" svg:height="11.926cm" svg:x="1.4cm" svg:y="0.628cm" presentation:class="subtitle">
          <draw:text-box>
            <text:p><text:span text:style-name="T3">用户操作的是什么？</text:span></text:p>
            <text:p><text:span text:style-name="T3"/></text:p>
            <text:p><text:span text:style-name="T4">文件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32">
        <office:forms form:automatic-focus="false" form:apply-design-mode="false"/>
        <draw:frame presentation:style-name="pr4" draw:text-style-name="P4" draw:layer="layout" svg:width="25.199cm" svg:height="11.926cm" svg:x="1.4cm" svg:y="0.628cm" presentation:class="subtitle">
          <draw:text-box>
            <text:p text:style-name="P3"><text:span text:style-name="T2">Linux</text:span><text:span text:style-name="T2">继承</text:span><text:span text:style-name="T2">Unix</text:span><text:span text:style-name="T2">的设计思想：</text:span><text:span text:style-name="T5">一切皆文件</text:span><text:span text:style-name="T2">。</text:span></text:p>
            <text:p text:style-name="P3"><text:span text:style-name="T2"/></text:p>
            <text:p text:style-name="P3"><text:span text:style-name="T2">Linux</text:span><text:span text:style-name="T2">通过文件的形式对接驱动、设备、内存数据等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32">
        <draw:frame presentation:style-name="pr4" draw:text-style-name="P2" draw:layer="layout" svg:width="25.199cm" svg:height="11.926cm" svg:x="1.4cm" svg:y="0.628cm" presentation:class="subtitle">
          <draw:text-box>
            <text:p>本次课程主要涉及<text:span text:style-name="T3">基本的用户管理相关文件和命令</text:span>，以及<text:span text:style-name="T3">文件权限的基础</text:span>。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Linux超级用户</text:p>
          </draw:text-box>
        </draw:frame>
        <draw:frame presentation:style-name="pr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Linux默认有一个root用户是超级用户，具有所有的权限。</text:p>
              </text:list-item>
              <text:list-item>
                <text:p>其他用户可以临时获取root权限，也可以切换到root用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Linux超级用户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<text:span text:style-name="T6">尽管很多人认为</text:span><text:span text:style-name="T6">root</text:span><text:span text:style-name="T6">用户相当于</text:span><text:span text:style-name="T6">Windows</text:span><text:span text:style-name="T6">上</text:span><text:span text:style-name="T6">的</text:span><text:span text:style-name="T6">administrator</text:span><text:span text:style-name="T6">用户。</text:span></text:p>
              </text:list-item>
              <text:list-item>
                <text:p><text:span text:style-name="T6">但是</text:span><text:span text:style-name="T6">ad</text:span>ministrator还不是最高权限，而root可以毁掉整个系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root用户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Ubuntu系统安装过程中创建的用户可以临时获取root权限，并且可以修改root密码。</text:p>
              </text:list-item>
              <text:list-item>
                <text:p>CentOS系统安装过程中会让用户设置root密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32">
        <office:forms form:automatic-focus="false" form:apply-design-mode="false"/>
        <draw:frame presentation:style-name="pr4" draw:text-style-name="P6" draw:layer="layout" svg:width="25.199cm" svg:height="11.926cm" svg:x="1.4cm" svg:y="0.628cm" presentation:class="subtitle">
          <draw:text-box>
            <text:p text:style-name="P5"><text:span text:style-name="T7">在</text:span><text:span text:style-name="T7">Linux</text:span><text:span text:style-name="T7">上安装软件是需要权限的，所以普通用户使用</text:span><text:span text:style-name="T7">apt install </text:span><text:span text:style-name="T7">安装软件会失败。这需要</text:span><text:span text:style-name="T7">root</text:span><text:span text:style-name="T7">权限。</text:span></text:p>
            <text:p text:style-name="P5"><text:span text:style-name="T7"/></text:p>
            <text:p text:style-name="P5"><text:span text:style-name="T7">有两种方式可以获取</text:span><text:span text:style-name="T7">root</text:span><text:span text:style-name="T7">权限：</text:span></text:p>
            <text:p text:style-name="P5"><text:span text:style-name="T7">sudo</text:span><text:span text:style-name="T7">和</text:span><text:span text:style-name="T7">su</text:span><text:span text:style-name="T7">命令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sudo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sudo命令允许用户临时以root权限运行命令。</text:p>
              </text:list-item>
              <text:list-item>
                <text:p>sudo默认以root身份执行命令。</text:p>
              </text:list-item>
              <text:list-item>
                <text:p>sudo -u [用户名]可以指定其他用户身份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sudo</text:p>
          </draw:text-box>
        </draw:frame>
        <draw:frame presentation:style-name="pr7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sudo读取 /etc/sudoers 文件的信息以判断当前用户是否有权限运行sudo。</text:p>
              </text:list-item>
              <text:list-item>
                <text:p>运行sudo输入的是当前用户的密码,这样使用授权的方式杜绝了root密码的泄露,同时可以根据需要进行用户授权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sudo示例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获取软件包更新：sudo apt update</text:p>
              </text:list-item>
              <text:list-item>
                <text:p>查看磁盘分区：sudo fdisk -l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设置root密码</text:p>
          </draw:text-box>
        </draw:frame>
        <draw:frame presentation:style-name="pr7" draw:text-style-name="P7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7">安装Ubuntu不会设置root密码，但是最开始的用户具备sudo的权限。</text:p>
              </text:list-item>
              <text:list-item>
                <text:p text:style-name="P7"><text:span text:style-name="T3">设置</text:span><text:span text:style-name="T3">root</text:span><text:span text:style-name="T3">密码：</text:span><text:span text:style-name="T3">sudo passwd root</text:span></text:p>
              </text:list-item>
              <text:list-item>
                <text:p text:style-name="P7">如果近期没有使用sudo会提示输入用户密码。</text:p>
              </text:list-item>
              <text:list-item>
                <text:p text:style-name="P7">之后会输入两次root密码并确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切换到root用户</text:p>
          </draw:text-box>
        </draw:frame>
        <draw:frame presentation:style-name="pr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su用于切换用户，默认su切换到root用户。</text:p>
              </text:list-item>
              <text:list-item>
                <text:p>带有- 或-l [用户名]指定要切换的用户：</text:p>
                <text:list>
                  <text:list-header>
                    <text:p><text:span text:style-name="T8">sudo -l oklinux</text:span><text:span text:style-name="T8">切换到</text:span><text:span text:style-name="T8">oklinux</text:span><text:span text:style-name="T8">用户</text:span></text:p>
                  </text:list-header>
                </text:list>
              </text:list-item>
              <text:list-item>
                <text:p>su切换用户输入的是要切换用户的密码，而不是当前用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创建普通用户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dduser命令用于创建用户，这里先使用它创建普通用户，这是最简单的情形。</text:p>
              </text:list-item>
              <text:list-item>
                <text:p>创建oklinux用户：</text:p>
                <text:p>sudo adduser oklinux</text:p>
              </text:list-item>
              <text:list-item>
                <text:p>这种情况同时会创建一个oklinux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创建用户组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ddgroup用于创建用户组。</text:p>
              </text:list-item>
              <text:list-item>
                <text:p>示例：</text:p>
                <text:p>sudo addgroup h5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创建用户指定用户组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创建linuxer并指定组为h5</text:p>
                <text:p>sudo <text:s/>--ingroup h5 linuxer</text:p>
              </text:list-item>
              <text:list-item>
                <text:p>如果h5组的ID为1003也可以是：</text:p>
                <text:p>sudo –-gid 1003 linux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3T1">
        <office:forms form:automatic-focus="false" form:apply-design-mode="false"/>
        <draw:frame presentation:style-name="pr6" draw:layer="layout" svg:width="25.199cm" svg:height="2.572cm" svg:x="1.4cm" svg:y="0.628cm" presentation:class="title">
          <draw:text-box>
            <text:p>保存用户和组的文件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/etc/passwd保存用户的信息。</text:p>
              </text:list-item>
              <text:list-item>
                <text:p>/etc/group保存用户组的信息。</text:p>
              </text:list-item>
              <text:list-item>
                <text:p>可以使用cat命令查看文件内容：</text:p>
                <text:p>cat /etc/passw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用户组与权限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用户的权限是其所在组权限之和。</text:p>
              </text:list-item>
              <text:list-item>
                <text:p>一般在sudoers文件中会有一行：</text:p>
                <text:p>%sudo ALL=(ALL:ALL) ALL</text:p>
              </text:list-item>
              <text:list-item>
                <text:p>这表示属于sudo组的用户可以运行sudo命令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如何把用户加入到sudo组</text:p>
          </draw:text-box>
        </draw:frame>
        <draw:frame presentation:style-name="pr7" draw:layer="layout" svg:width="25.199cm" svg:height="10.515cm" svg:x="1.4cm" svg:y="3.685cm" presentation:class="outline" presentation:user-transformed="true">
          <draw:text-box>
            <text:list text:style-name="L2">
              <text:list-item>
                <text:p>命令usermod用于修改一个用户的信息。</text:p>
              </text:list-item>
              <text:list-item>
                <text:p>usermod的-a -G两个选项配合使用可以完成此操作。</text:p>
              </text:list-item>
              <text:list-item>
                <text:p>把oklinux加入到sudo组：</text:p>
                <text:p>sudo usermod -G sudo -a oklinux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默认" presentation:presentation-page-layout-name="AL3T1">
        <draw:frame presentation:style-name="pr6" draw:layer="layout" svg:width="25.199cm" svg:height="2.572cm" svg:x="1.4cm" svg:y="0.628cm" presentation:class="title" presentation:user-transformed="true">
          <draw:text-box>
            <text:p>添加用户组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可以直接编辑/etc/group文件把一个用户加入到某一个组。</text:p>
              </text:list-item>
              <text:list-item>
                <text:p>但是要保证格式正确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删除用户和组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删除用户的命令是：deluser</text:p>
                <text:p>sudo deluser oklinux</text:p>
                <text:p>sudo deluser –-remove-home oklinux</text:p>
              </text:list-item>
              <text:list-item>
                <text:p>删除用户组的命令是delgroup</text:p>
                <text:p>sudo delgroup h5</text:p>
              </text:list-item>
            </text:list>
          </draw:text-box>
        </draw:frame>
        <draw:line draw:style-name="gr2" draw:text-style-name="P8" draw:layer="layout" svg:x1="20.6cm" svg:y1="4.8cm" svg:x2="18.2cm" svg:y2="8cm">
          <text:p/>
        </draw:line>
        <draw:custom-shape draw:style-name="gr3" draw:text-style-name="P10" draw:layer="layout" svg:width="9cm" svg:height="1.8cm" svg:x="18.2cm" svg:y="3cm">
          <text:p text:style-name="P9"><text:span text:style-name="T9">同时删除用户主目录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文件以及文件的权限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文件具有所属用户以及用户组，并具备可操作的权限。</text:p>
              </text:list-item>
              <text:list-item>
                <text:p>通常来说除root用户之外，其他用户都只能操作自己的文件或用户所在组的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默认" presentation:presentation-page-layout-name="AL3T1">
        <draw:frame presentation:style-name="pr6" draw:layer="layout" svg:width="25.199cm" svg:height="2.572cm" svg:x="1.4cm" svg:y="0.628cm" presentation:class="title">
          <draw:text-box>
            <text:p>查看文件的权限</text:p>
          </draw:text-box>
        </draw:frame>
        <draw:frame presentation:style-name="pr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>查看文件权限：ls -l可以查看文件详细信息。其中第一项显示了文件权限。</text:p>
              </text:list-item>
              <text:list-item>
                <text:p>r,w,x分别表示：可读，可写，可执行。</text:p>
              </text:list-item>
              <text:list-item>
                <text:p>第三项和第四项表示所属用户和用户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_35__20_Percent" draw:display-name="5 Percent" xlink:href="Pictures/100000000000000800000008B2AA4E6A4F6D2D73.png" xlink:type="simple" xlink:show="embed" xlink:actuate="onLoad"/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12T14:45:04.824090361</dc:date>
    <meta:editing-duration>PT6H26M48S</meta:editing-duration>
    <meta:editing-cycles>50</meta:editing-cycles>
    <meta:generator>LibreOffice/6.0.7.3$Linux_X86_64 LibreOffice_project/00m0$Build-3</meta:generator>
    <meta:document-statistic meta:object-count="114"/>
  </office:meta>
</office:document-meta>
</file>